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d3b" officeooo:paragraph-rsid="001abd3b"/>
    </style:style>
    <style:style style:name="P2" style:family="paragraph" style:parent-style-name="Standard">
      <style:paragraph-properties fo:text-align="start" style:justify-single-word="false"/>
      <style:text-properties officeooo:rsid="001abd3b" officeooo:paragraph-rsid="001abd3b"/>
    </style:style>
    <style:style style:name="P3" style:family="paragraph" style:parent-style-name="Standard">
      <style:paragraph-properties fo:text-align="center" style:justify-single-word="false"/>
      <style:text-properties fo:color="#ff3333" fo:font-size="15pt" fo:font-weight="bold" officeooo:rsid="001abd3b" officeooo:paragraph-rsid="001abd3b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1abd3b" officeooo:paragraph-rsid="001abd3b" style:font-weight-asian="bold" style:font-weight-complex="bold"/>
    </style:style>
    <style:style style:name="P5" style:family="paragraph" style:parent-style-name="Standard">
      <style:text-properties officeooo:rsid="001cacb9" officeooo:paragraph-rsid="001cacb9"/>
    </style:style>
    <style:style style:name="P6" style:family="paragraph" style:parent-style-name="Standard">
      <style:paragraph-properties fo:text-align="start" style:justify-single-word="false"/>
      <style:text-properties officeooo:rsid="001cacb9" officeooo:paragraph-rsid="001cacb9"/>
    </style:style>
    <style:style style:name="P7" style:family="paragraph" style:parent-style-name="Standard">
      <style:paragraph-properties fo:text-align="start" style:justify-single-word="false"/>
      <style:text-properties fo:color="#ff3333" fo:font-size="6pt" fo:font-weight="normal" officeooo:rsid="001abd3b" officeooo:paragraph-rsid="001abd3b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fab70" officeooo:paragraph-rsid="001fab70"/>
    </style:style>
    <style:style style:name="T1" style:family="text">
      <style:text-properties officeooo:rsid="001dfa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maire</text:p>
      <text:p text:style-name="P7"/>
      <text:p text:style-name="P2">1/ Lire un fichier avec des intervalles, STRTOK</text:p>
      <text:p text:style-name="P2">2/</text:p>
      <text:p text:style-name="P2">3/</text:p>
      <text:p text:style-name="P2"/>
      <text:p text:style-name="P4">1/ Lire un fichier avec strtok</text:p>
      <text:p text:style-name="P1"/>
      <text:p text:style-name="P5">Cette boucle lit toute les lignes jusqu'à la fin du fichier</text:p>
      <text:p text:style-name="P5">le premier Token prend le premier mot du fichier</text:p>
      <text:p text:style-name="P5">token=strtok ( NULL, s ) passe au deuxième mot en prenant en compte le <text:span text:style-name="T1">séparateur</text:span> virgule « , »</text:p>
      <text:p text:style-name="P5"/>
      <text:p text:style-name="P5">Exemple : Si le separateur est un espace « », et que le fichier est</text:p>
      <text:p text:style-name="P5">a b c</text:p>
      <text:p text:style-name="P5">g h i</text:p>
      <text:p text:style-name="P5">Il prend a,le print, puis avec NULL, il saute <text:span text:style-name="T1">l’espace</text:span> et prend b. </text:p>
      <text:p text:style-name="P5">Note : <text:span text:style-name="T1">récupérateur</text:span> contient la <text:span text:style-name="T1">première</text:span> phrase du fichier.</text:p>
      <text:p text:style-name="P1"/>
      <text:p text:style-name="P1"/>
      <text:p text:style-name="P2"/>
      <text:p text:style-name="P6"><text:s text:c="2"/>fichier = fopen("text.txt", "r+");</text:p>
      <text:p text:style-name="P6"/>
      <text:p text:style-name="P6"><text:s text:c="2"/>const char s[2] = ",";</text:p>
      <text:p text:style-name="P6"><text:s text:c="2"/>char* token;</text:p>
      <text:p text:style-name="P6"><text:s text:c="2"/>char* <text:span text:style-name="T1">récupérateur</text:span>;</text:p>
      <text:p text:style-name="P6"/>
      <text:p text:style-name="P8">while( fgets(recuperateur,100,fichier) != NULL )</text:p>
      <text:p text:style-name="P8"><text:s text:c="5"/>{</text:p>
      <text:p text:style-name="P8"><text:s text:c="7"/>token = strtok(recuperateur,s); <text:s text:c="4"/></text:p>
      <text:p text:style-name="P8"><text:s text:c="7"/>while ( token != NULL ) </text:p>
      <text:p text:style-name="P8"><text:tab/> {</text:p>
      <text:p text:style-name="P8"><text:tab/> <text:s text:c="2"/>printf("%s",token);</text:p>
      <text:p text:style-name="P8"><text:tab/> <text:s text:c="2"/>token = strtok(NULL,s);</text:p>
      <text:p text:style-name="P8"><text:tab/> }</text:p>
      <text:p text:style-name="P8"><text:s text:c="5"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6:20:43.078117217</meta:creation-date>
    <dc:date>2015-10-31T16:34:01.452210130</dc:date>
    <meta:editing-duration>PT6M42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1" meta:paragraph-count="27" meta:word-count="135" meta:character-count="780" meta:non-whitespace-character-count="621"/>
  </office:meta>
</office:document-meta>
</file>